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font-family="arial, helvetica, sans-serif" fo:font-size="12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inter, sculptor, and printmaker </text:span><text:span text:style-name="Strong_20_Emphasis"><text:span text:style-name="T1">Robert Cremean</text:span></text:span><text:span text:style-name="T2"> </text:span><text:span text:style-name="T1">was born in Toledo, Ohio, 1932.</text:span><text:line-break/><text:line-break/><text:span text:style-name="T3">Education:</text:span><text:line-break/><text:span text:style-name="T1">1950-1952  Alfred University</text:span><text:line-break/><text:span text:style-name="T1">1954  Cranbrook Academy of Art, B.F.A.</text:span><text:line-break/><text:span text:style-name="T1">1956  Cranbrook Academy of Art, M.F.A.</text:span><text:line-break/><text:line-break/><text:span text:style-name="T3">Honors and Awards:</text:span><text:line-break/><text:span text:style-name="T1">1954  Fullbright Scholarship, Rome, Italy</text:span><text:line-break/><text:span text:style-name="T1">1957  Huntington Hartford Foundation Fellowship</text:span><text:line-break/><text:span text:style-name="T1">1966-1967  Tamarind Workshop Fellowship</text:span><text:line-break/><text:line-break/><text:span text:style-name="T3">Teaching:</text:span><text:line-break/><text:span text:style-name="T1">1956  Detroit Institute of Art, Detroit, Michigan</text:span><text:line-break/><text:span text:style-name="T1">1956-57  University of California, Los Angeles, California</text:span><text:line-break/><text:span text:style-name="T1">1957-58  La Jolla Art Center, La Jolla, California</text:span><text:line-break/><text:line-break/><text:span text:style-name="T3">Selected Solo Exhibitions:</text:span><text:line-break/><text:span text:style-name="T1">1953  Downtown Gallery, Toledo, Ohio</text:span><text:line-break/><text:span text:style-name="T1">1955  Toledo Museum of Art, Toledo, Ohio</text:span><text:line-break/><text:span text:style-name="T1">1957-1959  Paul Kantor Gallery, Beverly Hills, California</text:span><text:line-break/><text:span text:style-name="T1">1960-1975  Esther Robles Gallery, Los Angeles, California</text:span><text:line-break/><text:span text:style-name="T1">1962  Santa Barbara Museum of Art, Santa Barbara, California</text:span><text:line-break/><text:span text:style-name="T1">Palace of the Legion of Honor, San Francisco, California</text:span><text:line-break/><text:span text:style-name="T1">1964  University of Texas, Austin, Texas</text:span><text:line-break/><text:span text:style-name="T1">1965  University of Nebraska, Lincoln, Nebraska</text:span><text:line-break/><text:span text:style-name="T1">University of Colorado, Boulder, Colorado</text:span><text:line-break/><text:span text:style-name="T1">Forth Worth Art Center, Fort Worth, Texas</text:span><text:line-break/><text:span text:style-name="T1">State University, Iowa City, Iowa</text:span><text:line-break/><text:span text:style-name="T1">1966  University of Illinois, Champaign-Urbana, Illinois</text:span><text:line-break/><text:span text:style-name="T1">Barnsdall Galleries, Los Angeles, California</text:span><text:line-break/><text:span text:style-name="T1">1966-1967  California Arts Commission, Circulating Exhibition</text:span><text:line-break/><text:span text:style-name="T1">1968  Landau-Alan Gallelry, New York, New York</text:span><text:line-break/><text:span text:style-name="T1">1969  Wisconsin State University, Eau Claire, Wisconsin</text:span><text:line-break/><text:span text:style-name="T1">1970  National Gallery of Art, Melbourne, Australia</text:span><text:line-break/><text:span text:style-name="T1">1972  Archer Gallery, London, England</text:span><text:line-break/><text:span text:style-name="T1">1975  Phoenix Art Museum, Phoenix, Arizona</text:span><text:line-break/><text:span text:style-name="T1">Santa Barbara Museum of Art, Santa Barbara, California</text:span><text:line-break/><text:span text:style-name="T1">1976  M.H. de Young Memorial Museum, San Francisco, California</text:span><text:line-break/><text:span text:style-name="T1">Newport Harbor Museum of Art, Newport Beach, California</text:span><text:line-break/><text:span text:style-name="T1">Braunstein/Quay Gallery, New York, New York</text:span><text:line-break/><text:span text:style-name="T1">1977  Braunstein/Quay Gallery, San Francisco, California</text:span><text:line-break/><text:span text:style-name="T1">Jodi Scully Gallery, Los Angeles, California</text:span><text:line-break/><text:span text:style-name="T1">1978  Alan Hancock College, Santa Maria, California</text:span><text:line-break/><text:span text:style-name="T1">Mekler Gallery, Los Angeles, California</text:span><text:line-break/><text:span text:style-name="T1">1983  Fresno Arts Center, Fresno, California</text:span><text:line-break/><text:span text:style-name="T1">Mekler Gallery, Los Angeles, California</text:span><text:line-break/><text:span text:style-name="T1">1985-2002   Fresno Art Museum, Fresno, California</text:span><text:line-break/><text:span text:style-name="T1">1996  California State University, Stanislaus, Turlock, California</text:span><text:line-break/><text:soft-page-break/><text:span text:style-name="T1">2002  Crocker Art Museum, Sacramento, California</text:span><text:line-break/><text:span text:style-name="T1">2007  Crocker Art Museum, Sacramento, California</text:span><text:line-break/><text:span text:style-name="T1">2015 Pasadena Museum of Art, "Robert Cremean: The Beds of Procrustes and the Seven Deadly Sins", retrospective</text:span><text:line-break/><text:span text:style-name="T1">2017 Windfield Gallery, Carmel, California, "Intimate Sculpture"</text:span><text:line-break/><text:line-break/><text:span text:style-name="T3">Selected Group Exhitbitions:</text:span><text:line-break/><text:span text:style-name="T1">Venice Biennale, Venice, Italy</text:span><text:line-break/><text:span text:style-name="T1">Whitney Biennals, New York, New York</text:span><text:line-break/><text:span text:style-name="T1">Smithsonian Institution, New Vein Exhibitions in Europe and Latin America</text:span><text:line-break/><text:line-break/><text:span text:style-name="T3">Selected Public Collections:</text:span><text:line-break/><text:span text:style-name="T1">City Art Museum, St. Louis, Missouri</text:span><text:line-break/><text:span text:style-name="T1">Detroit Institute of Art, Detroit, Michigan</text:span><text:line-break/><text:span text:style-name="T1">Los Angeles County Museum of Art, Los Angeles, California</text:span><text:line-break/><text:span text:style-name="T1">Santa Barbara Museum of Art, Santa Barbara, California</text:span><text:line-break/><text:span text:style-name="T1">Lowe Museum, University of Miami, Miami, Florida</text:span><text:line-break/><text:span text:style-name="T1">Orange County Museum of Art, Newport Beach, California</text:span><text:line-break/><text:span text:style-name="T1">Long Beach Museum of Art, Long Beach, California</text:span><text:line-break/><text:span text:style-name="T1">National Gallery of Victoria, Melbourne, Australia</text:span><text:line-break/><text:span text:style-name="T1">Wisconsin State University, Eau Claire, Wisconsin</text:span><text:line-break/><text:span text:style-name="T1">National Collection of Fine Arts, Washington, D. C.</text:span><text:line-break/><text:span text:style-name="T1">Museum of Contemporary Art San Diego, La Jolla, California</text:span><text:line-break/><text:span text:style-name="T1">San Diego Museum of Art, San Diego, California</text:span><text:line-break/><text:span text:style-name="T1">National Museum of Art, Canberra, Australia</text:span><text:line-break/><text:span text:style-name="T1">Colorado Springs Fine Arts Center, Colorado Springs, Colorado</text:span><text:line-break/><text:span text:style-name="T1">Phoenix Art Museum, Phoenix, Arizona</text:span><text:line-break/><text:span text:style-name="T1">Achenbach Collection, Fine Arts Museums of San Francisco, California</text:span><text:line-break/><text:span text:style-name="T1">Fresno Art Museum, Fresno, California</text:span><text:line-break/><text:span text:style-name="T1">Metropolitan Museum Art, New York, New York</text:span><text:line-break/><text:span text:style-name="T1">Crocker Art Museum, Sacramento, California</text:span><text:line-break/><text:span text:style-name="T1">Des Moines Art Center, Des Moines, Iowa</text:span><text:line-break/><text:span text:style-name="T1">Sheldon Museum of Art, University of Nebraska, Lincoln, Nebraska</text:span><text:line-break/><text:span text:style-name="T1">Nevada Art Museum, Reno, Nevada</text:span><text:line-break/><text:span text:style-name="T1">San Jose Art Museum, San Jose, California</text:span><text:line-break/><text:span text:style-name="T1">University of California San Francisco, San Francisco, California</text:span><text:line-break/><text:span text:style-name="T1">Cranbrook Museum, Bloomfield Hills, Michigan</text:span><text:line-break/><text:span text:style-name="T1">St. Louis University, St. Louis, Missouri</text:span><text:line-break/><text:span text:style-name="T1">St. Louis Museum, St. Louis, Missouri</text:span><text:line-break/><text:span text:style-name="T1">Oakland Museum of California, Oakland, California</text:span><text:line-break/><text:span text:style-name="T1">Parnassus Library, University of California San Francisco, San Francisco, California</text:span><text:line-break/><text:span text:style-name="T1">Honolulu Academy of Art, Honolulu, Hawaii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3:41:01.947149000</meta:creation-date>
    <dc:date>2026-01-31T13:41:31.329733000</dc:date>
    <meta:editing-duration>PT32S</meta:editing-duration>
    <meta:editing-cycles>1</meta:editing-cycles>
    <meta:document-statistic meta:table-count="0" meta:image-count="0" meta:object-count="0" meta:page-count="2" meta:paragraph-count="1" meta:word-count="543" meta:character-count="4048" meta:non-whitespace-character-count="3467"/>
    <meta:generator>LibreOffice/25.8.3.2$MacOSX_X86_64 LibreOffice_project/8ca8d55c161d602844f5428fa4b58097424e324e</meta:generator>
  </office:meta>
</office:document-meta>
</file>